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35pt"/>
    </style:style>
    <style:style style:name="co2" style:family="table-column">
      <style:table-column-properties fo:break-before="auto" style:column-width="40.05pt"/>
    </style:style>
    <style:style style:name="co3" style:family="table-column">
      <style:table-column-properties fo:break-before="auto" style:column-width="98.11pt"/>
    </style:style>
    <style:style style:name="co4" style:family="table-column">
      <style:table-column-properties fo:break-before="auto" style:column-width="74.49pt"/>
    </style:style>
    <style:style style:name="co5" style:family="table-column">
      <style:table-column-properties fo:break-before="auto" style:column-width="43.46pt"/>
    </style:style>
    <style:style style:name="co6" style:family="table-column">
      <style:table-column-properties fo:break-before="auto" style:column-width="57.6pt"/>
    </style:style>
    <style:style style:name="co7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42.7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me-to-annotat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/>
          <table:table-cell office:value-type="string" calcext:value-type="string">
            <text:p>domain</text:p>
          </table:table-cell>
          <table:table-cell office:value-type="string" calcext:value-type="string">
            <text:p>word1</text:p>
          </table:table-cell>
          <table:table-cell office:value-type="string" calcext:value-type="string">
            <text:p>word2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same_object</text:p>
          </table:table-cell>
          <table:table-cell office:value-type="string" calcext:value-type="string">
            <text:p>subrelation</text:p>
          </table:table-cell>
          <table:table-cell office:value-type="string" calcext:value-type="string">
            <text:p>totalfreq</text:p>
          </table:table-cell>
          <table:table-cell office:value-type="string" calcext:value-type="string">
            <text:p>freq-w1-w2</text:p>
          </table:table-cell>
          <table:table-cell office:value-type="string" calcext:value-type="string">
            <text:p>freq-w2-w1</text:p>
          </table:table-cell>
          <table:table-cell office:value-type="string" calcext:value-type="string">
            <text:p>domain_w1</text:p>
          </table:table-cell>
          <table:table-cell office:value-type="string" calcext:value-type="string">
            <text:p>domain_w2</text:p>
          </table:table-cell>
          <table:table-cell office:value-type="string" calcext:value-type="string">
            <text:p>syn_w1</text:p>
          </table:table-cell>
          <table:table-cell office:value-type="string" calcext:value-type="string">
            <text:p>syn_w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tonymy</text:p>
          </table:table-cell>
          <table:table-cell office:value-type="float" office:value="2809" calcext:value-type="float">
            <text:p>2809</text:p>
          </table:table-cell>
          <table:table-cell office:value-type="float" office:value="1937" calcext:value-type="float">
            <text:p>1937</text:p>
          </table:table-cell>
          <table:table-cell office:value-type="float" office:value="872" calcext:value-type="float">
            <text:p>87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516" calcext:value-type="float">
            <text:p>1516</text:p>
          </table:table-cell>
          <table:table-cell office:value-type="float" office:value="1468" calcext:value-type="float">
            <text:p>146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tonymy</text:p>
          </table:table-cell>
          <table:table-cell office:value-type="float" office:value="1376" calcext:value-type="float">
            <text:p>1376</text:p>
          </table:table-cell>
          <table:table-cell office:value-type="float" office:value="1365" calcext:value-type="float">
            <text:p>136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1</text:p>
          </table:table-cell>
          <table:table-cell office:value-type="float" office:value="1227" calcext:value-type="float">
            <text:p>1227</text:p>
          </table:table-cell>
          <table:table-cell office:value-type="float" office:value="629" calcext:value-type="float">
            <text:p>629</text:p>
          </table:table-cell>
          <table:table-cell office:value-type="float" office:value="598" calcext:value-type="float">
            <text:p>59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101" calcext:value-type="float">
            <text:p>1101</text:p>
          </table:table-cell>
          <table:table-cell office:value-type="float" office:value="997" calcext:value-type="float">
            <text:p>997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087" calcext:value-type="float">
            <text:p>1087</text:p>
          </table:table-cell>
          <table:table-cell office:value-type="float" office:value="651" calcext:value-type="float">
            <text:p>651</text:p>
          </table:table-cell>
          <table:table-cell office:value-type="float" office:value="436" calcext:value-type="float">
            <text:p>43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024" calcext:value-type="float">
            <text:p>1024</text:p>
          </table:table-cell>
          <table:table-cell office:value-type="float" office:value="799" calcext:value-type="float">
            <text:p>799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944" calcext:value-type="float">
            <text:p>944</text:p>
          </table:table-cell>
          <table:table-cell office:value-type="float" office:value="493" calcext:value-type="float">
            <text:p>493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tonymy</text:p>
          </table:table-cell>
          <table:table-cell office:value-type="float" office:value="767" calcext:value-type="float">
            <text:p>767</text:p>
          </table:table-cell>
          <table:table-cell office:value-type="float" office:value="505" calcext:value-type="float">
            <text:p>505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753" calcext:value-type="float">
            <text:p>753</text:p>
          </table:table-cell>
          <table:table-cell office:value-type="float" office:value="724" calcext:value-type="float">
            <text:p>7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tonymy</text:p>
          </table:table-cell>
          <table:table-cell office:value-type="float" office:value="654" calcext:value-type="float">
            <text:p>654</text:p>
          </table:table-cell>
          <table:table-cell office:value-type="float" office:value="556" calcext:value-type="float">
            <text:p>55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594" calcext:value-type="float">
            <text:p>594</text:p>
          </table:table-cell>
          <table:table-cell office:value-type="float" office:value="325" calcext:value-type="float">
            <text:p>325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559" calcext:value-type="float">
            <text:p>559</text:p>
          </table:table-cell>
          <table:table-cell office:value-type="float" office:value="537" calcext:value-type="float">
            <text:p>5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vanit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1</text:p>
          </table:table-cell>
          <table:table-cell office:value-type="float" office:value="537" calcext:value-type="float">
            <text:p>537</text:p>
          </table:table-cell>
          <table:table-cell office:value-type="float" office:value="475" calcext:value-type="float">
            <text:p>47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445" calcext:value-type="float">
            <text:p>445</text:p>
          </table:table-cell>
          <table:table-cell office:value-type="float" office:value="358" calcext:value-type="float">
            <text:p>358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oose_synonyms</text:p>
          </table:table-cell>
          <table:table-cell office:value-type="float" office:value="441" calcext:value-type="float">
            <text:p>441</text:p>
          </table:table-cell>
          <table:table-cell office:value-type="float" office:value="433" calcext:value-type="float">
            <text:p>4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1</text:p>
          </table:table-cell>
          <table:table-cell office:value-type="float" office:value="436" calcext:value-type="float">
            <text:p>436</text:p>
          </table:table-cell>
          <table:table-cell office:value-type="float" office:value="255" calcext:value-type="float">
            <text:p>255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419" calcext:value-type="float">
            <text:p>419</text:p>
          </table:table-cell>
          <table:table-cell office:value-type="float" office:value="395" calcext:value-type="float">
            <text:p>39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tonymy</text:p>
          </table:table-cell>
          <table:table-cell table:number-columns-repeated="2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1</text:p>
          </table:table-cell>
          <table:table-cell office:value-type="float" office:value="354" calcext:value-type="float">
            <text:p>354</text:p>
          </table:table-cell>
          <table:table-cell office:value-type="float" office:value="265" calcext:value-type="float">
            <text:p>265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7" calcext:value-type="float">
            <text:p>1099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ed she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oose_synonyms</text:p>
          </table:table-cell>
          <table:table-cell office:value-type="float" office:value="323" calcext:value-type="float">
            <text:p>323</text:p>
          </table:table-cell>
          <table:table-cell office:value-type="float" office:value="295" calcext:value-type="float">
            <text:p>29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14" calcext:value-type="float">
            <text:p>314</text:p>
          </table:table-cell>
          <table:table-cell office:value-type="float" office:value="224" calcext:value-type="float">
            <text:p>22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99" calcext:value-type="float">
            <text:p>299</text:p>
          </table:table-cell>
          <table:table-cell office:value-type="float" office:value="230" calcext:value-type="float">
            <text:p>23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92" calcext:value-type="float">
            <text:p>292</text:p>
          </table:table-cell>
          <table:table-cell office:value-type="float" office:value="240" calcext:value-type="float">
            <text:p>24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3" calcext:value-type="float">
            <text:p>928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92" calcext:value-type="float">
            <text:p>292</text:p>
          </table:table-cell>
          <table:table-cell office:value-type="float" office:value="185" calcext:value-type="float">
            <text:p>18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54" calcext:value-type="float">
            <text:p>117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84" calcext:value-type="float">
            <text:p>284</text:p>
          </table:table-cell>
          <table:table-cell office:value-type="float" office:value="236" calcext:value-type="float">
            <text:p>23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oose_synonyms</text:p>
          </table:table-cell>
          <table:table-cell office:value-type="float" office:value="278" calcext:value-type="float">
            <text:p>278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73" calcext:value-type="float">
            <text:p>273</text:p>
          </table:table-cell>
          <table:table-cell office:value-type="float" office:value="199" calcext:value-type="float">
            <text:p>19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70" calcext:value-type="float">
            <text:p>270</text:p>
          </table:table-cell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8" calcext:value-type="float">
            <text:p>479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56" calcext:value-type="float">
            <text:p>256</text:p>
          </table:table-cell>
          <table:table-cell office:value-type="float" office:value="218" calcext:value-type="float">
            <text:p>21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9" calcext:value-type="float">
            <text:p>46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235" calcext:value-type="float">
            <text:p>235</text:p>
          </table:table-cell>
          <table:table-cell office:value-type="float" office:value="219" calcext:value-type="float">
            <text:p>2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5" calcext:value-type="float">
            <text:p>764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ed cov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30" calcext:value-type="float">
            <text:p>23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28" calcext:value-type="float">
            <text:p>228</text:p>
          </table:table-cell>
          <table:table-cell office:value-type="float" office:value="160" calcext:value-type="float">
            <text:p>16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26" calcext:value-type="float">
            <text:p>226</text:p>
          </table:table-cell>
          <table:table-cell office:value-type="float" office:value="179" calcext:value-type="float">
            <text:p>17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24" calcext:value-type="float">
            <text:p>224</text:p>
          </table:table-cell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2" calcext:value-type="float">
            <text:p>843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tonymy</text:p>
          </table:table-cell>
          <table:table-cell office:value-type="float" office:value="217" calcext:value-type="float">
            <text:p>217</text:p>
          </table:table-cell>
          <table:table-cell office:value-type="float" office:value="206" calcext:value-type="float">
            <text:p>2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16" calcext:value-type="float">
            <text:p>216</text:p>
          </table:table-cell>
          <table:table-cell office:value-type="float" office:value="155" calcext:value-type="float">
            <text:p>15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6" calcext:value-type="float">
            <text:p>678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15" calcext:value-type="float">
            <text:p>215</text:p>
          </table:table-cell>
          <table:table-cell office:value-type="float" office:value="179" calcext:value-type="float">
            <text:p>17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15" calcext:value-type="float">
            <text:p>215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14" calcext:value-type="float">
            <text:p>214</text:p>
          </table:table-cell>
          <table:table-cell office:value-type="float" office:value="187" calcext:value-type="float">
            <text:p>18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oose_synonyms</text:p>
          </table:table-cell>
          <table:table-cell office:value-type="float" office:value="211" calcext:value-type="float">
            <text:p>211</text:p>
          </table:table-cell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10" calcext:value-type="float">
            <text:p>210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03" calcext:value-type="float">
            <text:p>203</text:p>
          </table:table-cell>
          <table:table-cell office:value-type="float" office:value="149" calcext:value-type="float">
            <text:p>14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02" calcext:value-type="float">
            <text:p>202</text:p>
          </table:table-cell>
          <table:table-cell office:value-type="float" office:value="179" calcext:value-type="float">
            <text:p>17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8" calcext:value-type="float">
            <text:p>464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195" calcext:value-type="float">
            <text:p>195</text:p>
          </table:table-cell>
          <table:table-cell office:value-type="float" office:value="168" calcext:value-type="float">
            <text:p>16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5" calcext:value-type="float">
            <text:p>718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87" calcext:value-type="float">
            <text:p>187</text:p>
          </table:table-cell>
          <table:table-cell office:value-type="float" office:value="171" calcext:value-type="float">
            <text:p>17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86" calcext:value-type="float">
            <text:p>186</text:p>
          </table:table-cell>
          <table:table-cell office:value-type="float" office:value="142" calcext:value-type="float">
            <text:p>14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1</text:p>
          </table:table-cell>
          <table:table-cell office:value-type="float" office:value="185" calcext:value-type="float">
            <text:p>185</text:p>
          </table:table-cell>
          <table:table-cell office:value-type="float" office:value="143" calcext:value-type="float">
            <text:p>14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1</text:p>
          </table:table-cell>
          <table:table-cell office:value-type="float" office:value="184" calcext:value-type="float">
            <text:p>184</text:p>
          </table:table-cell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82" calcext:value-type="float">
            <text:p>182</text:p>
          </table:table-cell>
          <table:table-cell office:value-type="float" office:value="141" calcext:value-type="float">
            <text:p>1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82" calcext:value-type="float">
            <text:p>182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82" calcext:value-type="float">
            <text:p>182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81" calcext:value-type="float">
            <text:p>181</text:p>
          </table:table-cell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9" calcext:value-type="float">
            <text:p>547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81" calcext:value-type="float">
            <text:p>181</text:p>
          </table:table-cell>
          <table:table-cell office:value-type="float" office:value="123" calcext:value-type="float">
            <text:p>12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93" calcext:value-type="float">
            <text:p>1739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okshelf</text:p>
          </table:table-cell>
          <table:table-cell office:value-type="string" calcext:value-type="string">
            <text:p>bookca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oose_synonyms</text:p>
          </table:table-cell>
          <table:table-cell office:value-type="float" office:value="181" calcext:value-type="float">
            <text:p>181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78" calcext:value-type="float">
            <text:p>178</text:p>
          </table:table-cell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78" calcext:value-type="float">
            <text:p>178</text:p>
          </table:table-cell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74" calcext:value-type="float">
            <text:p>174</text:p>
          </table:table-cell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71" calcext:value-type="float">
            <text:p>171</text:p>
          </table:table-cell>
          <table:table-cell office:value-type="float" office:value="148" calcext:value-type="float">
            <text:p>14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6" calcext:value-type="float">
            <text:p>786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69" calcext:value-type="float">
            <text:p>169</text:p>
          </table:table-cell>
          <table:table-cell office:value-type="float" office:value="136" calcext:value-type="float">
            <text:p>1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68" calcext:value-type="float">
            <text:p>168</text:p>
          </table:table-cell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1</text:p>
          </table:table-cell>
          <table:table-cell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24" calcext:value-type="float">
            <text:p>1382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63" calcext:value-type="float">
            <text:p>163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nity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oose_synonyms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bookca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oose_synonyms</text:p>
          </table:table-cell>
          <table:table-cell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58" calcext:value-type="float">
            <text:p>158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tonymy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7" calcext:value-type="float">
            <text:p>713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55" calcext:value-type="float">
            <text:p>155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7" calcext:value-type="float">
            <text:p>829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53" calcext:value-type="float">
            <text:p>153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51" calcext:value-type="float">
            <text:p>151</text:p>
          </table:table-cell>
          <table:table-cell office:value-type="float" office:value="139" calcext:value-type="float">
            <text:p>13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49" calcext:value-type="float">
            <text:p>149</text:p>
          </table:table-cell>
          <table:table-cell office:value-type="float" office:value="129" calcext:value-type="float">
            <text:p>1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4" calcext:value-type="float">
            <text:p>771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3" calcext:value-type="float">
            <text:p>846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41" calcext:value-type="float">
            <text:p>141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51" calcext:value-type="float">
            <text:p>117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39" calcext:value-type="float">
            <text:p>139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39" calcext:value-type="float">
            <text:p>139</text:p>
          </table:table-cell>
          <table:table-cell office:value-type="float" office:value="108" calcext:value-type="float">
            <text:p>10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38" calcext:value-type="float">
            <text:p>138</text:p>
          </table:table-cell>
          <table:table-cell office:value-type="float" office:value="107" calcext:value-type="float">
            <text:p>10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7" calcext:value-type="float">
            <text:p>927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35" calcext:value-type="float">
            <text:p>135</text:p>
          </table:table-cell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tonymy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33" calcext:value-type="float">
            <text:p>133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nity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oose_synonyms</text:p>
          </table:table-cell>
          <table:table-cell office:value-type="float" office:value="131" calcext:value-type="float">
            <text:p>131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athtub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6" calcext:value-type="float">
            <text:p>775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7" calcext:value-type="float">
            <text:p>938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29" calcext:value-type="float">
            <text:p>129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4" calcext:value-type="float">
            <text:p>59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tonymy</text:p>
          </table:table-cell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ov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oose_synonyms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oose_synonyms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26" calcext:value-type="float">
            <text:p>126</text:p>
          </table:table-cell>
          <table:table-cell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4" calcext:value-type="float">
            <text:p>928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27" calcext:value-type="float">
            <text:p>1382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57" calcext:value-type="float">
            <text:p>1285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bed sh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ub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4" calcext:value-type="float">
            <text:p>101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7" calcext:value-type="float">
            <text:p>772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9" calcext:value-type="float">
            <text:p>108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arm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edspr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05" calcext:value-type="float">
            <text:p>1780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ounter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9" calcext:value-type="float">
            <text:p>708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toilet 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9" calcext:value-type="float">
            <text:p>928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6" calcext:value-type="float">
            <text:p>1196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65" calcext:value-type="float">
            <text:p>1316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6" calcext:value-type="float">
            <text:p>464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8" calcext:value-type="float">
            <text:p>616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ed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s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67" calcext:value-type="float">
            <text:p>131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0" calcext:value-type="float">
            <text:p>929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72" calcext:value-type="float">
            <text:p>3397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4" calcext:value-type="float">
            <text:p>490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8" calcext:value-type="float">
            <text:p>954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omfor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66" calcext:value-type="float">
            <text:p>5336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wooden le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1" calcext:value-type="float">
            <text:p>557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3" calcext:value-type="float">
            <text:p>508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9" calcext:value-type="float">
            <text:p>54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8" calcext:value-type="float">
            <text:p>670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bleclo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9" calcext:value-type="float">
            <text:p>819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2" calcext:value-type="float">
            <text:p>771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3" calcext:value-type="float">
            <text:p>1072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7" calcext:value-type="float">
            <text:p>737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unter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0" calcext:value-type="float">
            <text:p>709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1" calcext:value-type="float">
            <text:p>709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3" calcext:value-type="float">
            <text:p>867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arm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5" calcext:value-type="float">
            <text:p>544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9" calcext:value-type="float">
            <text:p>38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ju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8" calcext:value-type="float">
            <text:p>617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3" calcext:value-type="float">
            <text:p>739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washbas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6" calcext:value-type="float">
            <text:p>110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bed co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3" calcext:value-type="float">
            <text:p>839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5" calcext:value-type="float">
            <text:p>668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3" calcext:value-type="float">
            <text:p>655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dra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7" calcext:value-type="float">
            <text:p>50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0" calcext:value-type="float">
            <text:p>667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entertainment cen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3" calcext:value-type="float">
            <text:p>713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5" calcext:value-type="float">
            <text:p>1046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51" calcext:value-type="float">
            <text:p>154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28" calcext:value-type="float">
            <text:p>1412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flower p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68" calcext:value-type="float">
            <text:p>1856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edfra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9" calcext:value-type="float">
            <text:p>426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unk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7" calcext:value-type="float">
            <text:p>547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9" calcext:value-type="float">
            <text:p>713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49" calcext:value-type="float">
            <text:p>171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79" calcext:value-type="float">
            <text:p>1277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89" calcext:value-type="float">
            <text:p>2928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okshelf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27" calcext:value-type="float">
            <text:p>2362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40" calcext:value-type="float">
            <text:p>1794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65" calcext:value-type="float">
            <text:p>1366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2" calcext:value-type="float">
            <text:p>939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hu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1" calcext:value-type="float">
            <text:p>796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kitchen isl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sto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0" calcext:value-type="float">
            <text:p>707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8" calcext:value-type="float">
            <text:p>737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21" calcext:value-type="float">
            <text:p>1832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0" calcext:value-type="float">
            <text:p>140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92" calcext:value-type="float">
            <text:p>2929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okcas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19" calcext:value-type="float">
            <text:p>1831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71" calcext:value-type="float">
            <text:p>1447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1" calcext:value-type="float">
            <text:p>776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8" calcext:value-type="float">
            <text:p>728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lovese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kitchen isl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wash bas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62" calcext:value-type="float">
            <text:p>1396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wine 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3" calcext:value-type="float">
            <text:p>829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oth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5" calcext:value-type="float">
            <text:p>1143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21" calcext:value-type="float">
            <text:p>1532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fut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2" calcext:value-type="float">
            <text:p>846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2" calcext:value-type="float">
            <text:p>924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8" calcext:value-type="float">
            <text:p>697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62" calcext:value-type="float">
            <text:p>1336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9" calcext:value-type="float">
            <text:p>707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armo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to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1" calcext:value-type="float">
            <text:p>59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ug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9" calcext:value-type="float">
            <text:p>756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95" calcext:value-type="float">
            <text:p>1139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44" calcext:value-type="float">
            <text:p>2184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44" calcext:value-type="float">
            <text:p>2364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94" calcext:value-type="float">
            <text:p>3569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56" calcext:value-type="float">
            <text:p>5335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flowerp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04" calcext:value-type="float">
            <text:p>1630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6" calcext:value-type="float">
            <text:p>1046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bas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66" calcext:value-type="float">
            <text:p>1326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6" calcext:value-type="float">
            <text:p>2007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6" calcext:value-type="float">
            <text:p>1750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plan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64" calcext:value-type="float">
            <text:p>1616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97" calcext:value-type="float">
            <text:p>1459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 sheet</text:p>
          </table:table-cell>
          <table:table-cell office:value-type="string" calcext:value-type="string">
            <text:p>bed co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3" calcext:value-type="float">
            <text:p>985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9" calcext:value-type="float">
            <text:p>52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4" calcext:value-type="float">
            <text:p>71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dra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2" calcext:value-type="float">
            <text:p>557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9" calcext:value-type="float">
            <text:p>772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1" calcext:value-type="float">
            <text:p>98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93" calcext:value-type="float">
            <text:p>2069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57" calcext:value-type="float">
            <text:p>5335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flowerp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26" calcext:value-type="float">
            <text:p>4652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64" calcext:value-type="float">
            <text:p>3476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8" calcext:value-type="float">
            <text:p>1580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8" calcext:value-type="float">
            <text:p>558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fut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7" calcext:value-type="float">
            <text:p>472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3" calcext:value-type="float">
            <text:p>526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4" calcext:value-type="float">
            <text:p>578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8" calcext:value-type="float">
            <text:p>1617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73" calcext:value-type="float">
            <text:p>5467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flowerp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25" calcext:value-type="float">
            <text:p>1482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5" calcext:value-type="float">
            <text:p>1203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45" calcext:value-type="float">
            <text:p>1924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2" calcext:value-type="float">
            <text:p>815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key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ble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35" calcext:value-type="float">
            <text:p>3643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48" calcext:value-type="float">
            <text:p>1924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85" calcext:value-type="float">
            <text:p>2048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07" calcext:value-type="float">
            <text:p>1320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1" calcext:value-type="float">
            <text:p>986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6" calcext:value-type="float">
            <text:p>861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1" calcext:value-type="float">
            <text:p>772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5" calcext:value-type="float">
            <text:p>909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34" calcext:value-type="float">
            <text:p>1503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73" calcext:value-type="float">
            <text:p>1327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79" calcext:value-type="float">
            <text:p>1317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6" calcext:value-type="float">
            <text:p>120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resser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key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2" calcext:value-type="float">
            <text:p>684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67" calcext:value-type="float">
            <text:p>225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09" calcext:value-type="float">
            <text:p>217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74" calcext:value-type="float">
            <text:p>1327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5" calcext:value-type="float">
            <text:p>987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42" calcext:value-type="float">
            <text:p>2404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8" calcext:value-type="float">
            <text:p>557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4" calcext:value-type="float">
            <text:p>81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key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21" calcext:value-type="float">
            <text:p>2782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okcase</text:p>
          </table:table-cell>
          <table:table-cell office:value-type="string" calcext:value-type="string">
            <text:p>shelv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11" calcext:value-type="float">
            <text:p>242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4" calcext:value-type="float">
            <text:p>1623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abine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49" calcext:value-type="float">
            <text:p>159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k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36" calcext:value-type="float">
            <text:p>141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85" calcext:value-type="float">
            <text:p>1298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22" calcext:value-type="float">
            <text:p>1292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s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3" calcext:value-type="float">
            <text:p>557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3" calcext:value-type="float">
            <text:p>476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potter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lender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48" calcext:value-type="float">
            <text:p>1684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00" calcext:value-type="float">
            <text:p>3420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29" calcext:value-type="float">
            <text:p>3052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41" calcext:value-type="float">
            <text:p>1794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cupboard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60" calcext:value-type="float">
            <text:p>175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11" calcext:value-type="float">
            <text:p>173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3" calcext:value-type="float">
            <text:p>1399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2" calcext:value-type="float">
            <text:p>739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nity</text:p>
          </table:table-cell>
          <table:table-cell office:value-type="string" calcext:value-type="string">
            <text:p>washbas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7" calcext:value-type="float">
            <text:p>663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67" calcext:value-type="float">
            <text:p>157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2" calcext:value-type="float">
            <text:p>548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4" calcext:value-type="float">
            <text:p>1099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i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48" calcext:value-type="float">
            <text:p>5334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wooden le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35" calcext:value-type="float">
            <text:p>4223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65" calcext:value-type="float">
            <text:p>1326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63" calcext:value-type="float">
            <text:p>1256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draw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0" calcext:value-type="float">
            <text:p>1145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99" calcext:value-type="float">
            <text:p>1139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4" calcext:value-type="float">
            <text:p>502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section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section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nity</text:p>
          </table:table-cell>
          <table:table-cell office:value-type="string" calcext:value-type="string">
            <text:p>wash bas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athtub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73" calcext:value-type="float">
            <text:p>2557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2" calcext:value-type="float">
            <text:p>829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97" calcext:value-type="float">
            <text:p>3429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36" calcext:value-type="float">
            <text:p>364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50" calcext:value-type="float">
            <text:p>1595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desk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16" calcext:value-type="float">
            <text:p>2891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0" calcext:value-type="float">
            <text:p>823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utting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9" calcext:value-type="float">
            <text:p>716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r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12" calcext:value-type="float">
            <text:p>1391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49" calcext:value-type="float">
            <text:p>533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wooden le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52" calcext:value-type="float">
            <text:p>3485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bathtu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27" calcext:value-type="float">
            <text:p>2402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3" calcext:value-type="float">
            <text:p>2126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0" calcext:value-type="float">
            <text:p>108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ov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9" calcext:value-type="float">
            <text:p>906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6" calcext:value-type="float">
            <text:p>697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5" calcext:value-type="float">
            <text:p>692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kill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3" calcext:value-type="float">
            <text:p>1117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58" calcext:value-type="float">
            <text:p>2905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65" calcext:value-type="float">
            <text:p>2196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ov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48" calcext:value-type="float">
            <text:p>1954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10" calcext:value-type="float">
            <text:p>174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teddy 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89" calcext:value-type="float">
            <text:p>1838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7" calcext:value-type="float">
            <text:p>839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ddy bear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2" calcext:value-type="float">
            <text:p>717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resser</text:p>
          </table:table-cell>
          <table:table-cell office:value-type="string" calcext:value-type="string">
            <text:p>dra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bas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7" calcext:value-type="float">
            <text:p>212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cabine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44" calcext:value-type="float">
            <text:p>2094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55" calcext:value-type="float">
            <text:p>2075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50" calcext:value-type="float">
            <text:p>1955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21" calcext:value-type="float">
            <text:p>1872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04" calcext:value-type="float">
            <text:p>1720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frid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42" calcext:value-type="float">
            <text:p>1454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upboard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5" calcext:value-type="float">
            <text:p>1082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s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1" calcext:value-type="float">
            <text:p>108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tove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5" calcext:value-type="float">
            <text:p>1027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5" calcext:value-type="float">
            <text:p>839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washbas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8" calcext:value-type="float">
            <text:p>547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8" calcext:value-type="float">
            <text:p>511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lender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ub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7" calcext:value-type="float">
            <text:p>861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25" calcext:value-type="float">
            <text:p>5482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wooden le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59" calcext:value-type="float">
            <text:p>5335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lowerp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34" calcext:value-type="float">
            <text:p>3643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94" calcext:value-type="float">
            <text:p>2499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72" calcext:value-type="float">
            <text:p>1907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20" calcext:value-type="float">
            <text:p>187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arpe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3" calcext:value-type="float">
            <text:p>798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okshelf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9" calcext:value-type="float">
            <text:p>548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2" calcext:value-type="float">
            <text:p>889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59" calcext:value-type="float">
            <text:p>3655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40" calcext:value-type="float">
            <text:p>2654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98" calcext:value-type="float">
            <text:p>1719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7" calcext:value-type="float">
            <text:p>1538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1" calcext:value-type="float">
            <text:p>1108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09" calcext:value-type="float">
            <text:p>265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u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4" calcext:value-type="float">
            <text:p>764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e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7" calcext:value-type="float">
            <text:p>453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ntertainment cen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entertainment cen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20" calcext:value-type="float">
            <text:p>159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36" calcext:value-type="float">
            <text:p>325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94" calcext:value-type="float">
            <text:p>2629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16" calcext:value-type="float">
            <text:p>2521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42" calcext:value-type="float">
            <text:p>2364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5" calcext:value-type="float">
            <text:p>2015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11" calcext:value-type="float">
            <text:p>187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54" calcext:value-type="float">
            <text:p>185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bed sh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6" calcext:value-type="float">
            <text:p>1624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ov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7" calcext:value-type="float">
            <text:p>1623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9" calcext:value-type="float">
            <text:p>861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9" calcext:value-type="float">
            <text:p>1073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resser</text:p>
          </table:table-cell>
          <table:table-cell office:value-type="string" calcext:value-type="string">
            <text:p>armo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4" calcext:value-type="float">
            <text:p>986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resser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treet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lap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7" calcext:value-type="float">
            <text:p>532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ug</text:p>
          </table:table-cell>
          <table:table-cell office:value-type="string" calcext:value-type="string">
            <text:p>coffee 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edco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48" calcext:value-type="float">
            <text:p>3234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25" calcext:value-type="float">
            <text:p>2402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86" calcext:value-type="float">
            <text:p>1838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37" calcext:value-type="float">
            <text:p>1593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89" calcext:value-type="float">
            <text:p>1568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83" calcext:value-type="float">
            <text:p>1478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coffee 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45" calcext:value-type="float">
            <text:p>1434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0" calcext:value-type="float">
            <text:p>1108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2" calcext:value-type="float">
            <text:p>1028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dining 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75" calcext:value-type="float">
            <text:p>1907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ed fra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5" calcext:value-type="float">
            <text:p>983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ining 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7" calcext:value-type="float">
            <text:p>519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6" calcext:value-type="float">
            <text:p>507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5" calcext:value-type="float">
            <text:p>964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1" calcext:value-type="float">
            <text:p>57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ower curtain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toilet se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7" calcext:value-type="float">
            <text:p>697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0" calcext:value-type="float">
            <text:p>907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r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16" calcext:value-type="float">
            <text:p>3211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57" calcext:value-type="float">
            <text:p>2525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7" calcext:value-type="float">
            <text:p>2250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54" calcext:value-type="float">
            <text:p>216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33" calcext:value-type="float">
            <text:p>1593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81" calcext:value-type="float">
            <text:p>1368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53" calcext:value-type="float">
            <text:p>1255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resser</text:p>
          </table:table-cell>
          <table:table-cell office:value-type="string" calcext:value-type="string">
            <text:p>draw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7" calcext:value-type="float">
            <text:p>928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0" calcext:value-type="float">
            <text:p>86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9" calcext:value-type="float">
            <text:p>617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lap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kitchen isl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62" calcext:value-type="float">
            <text:p>1956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95" calcext:value-type="float">
            <text:p>1529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49" calcext:value-type="float">
            <text:p>180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20" calcext:value-type="float">
            <text:p>188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3" calcext:value-type="float">
            <text:p>924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34" calcext:value-type="float">
            <text:p>2303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39" calcext:value-type="float">
            <text:p>2303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64" calcext:value-type="float">
            <text:p>3456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60" calcext:value-type="float">
            <text:p>135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bed sh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9" calcext:value-type="float">
            <text:p>923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8" calcext:value-type="float">
            <text:p>799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utch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recli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ed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5" calcext:value-type="float">
            <text:p>907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38" calcext:value-type="float">
            <text:p>152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58" calcext:value-type="float">
            <text:p>1285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bed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39" calcext:value-type="float">
            <text:p>1413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20" calcext:value-type="float">
            <text:p>143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49" calcext:value-type="float">
            <text:p>150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flower p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71" calcext:value-type="float">
            <text:p>2557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6" calcext:value-type="float">
            <text:p>1525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fut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10" calcext:value-type="float">
            <text:p>155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35" calcext:value-type="float">
            <text:p>1723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56" calcext:value-type="float">
            <text:p>1855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bed sh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41" calcext:value-type="float">
            <text:p>3204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20" calcext:value-type="float">
            <text:p>139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shelv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4" calcext:value-type="float">
            <text:p>1047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5" calcext:value-type="float">
            <text:p>1099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0" calcext:value-type="float">
            <text:p>1057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ntertainment cen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in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8" calcext:value-type="float">
            <text:p>952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3" calcext:value-type="float">
            <text:p>718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8" calcext:value-type="float">
            <text:p>98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5" calcext:value-type="float">
            <text:p>924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17" calcext:value-type="float">
            <text:p>2221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9" calcext:value-type="float">
            <text:p>1536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48" calcext:value-type="float">
            <text:p>5154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51" calcext:value-type="float">
            <text:p>452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79" calcext:value-type="float">
            <text:p>4047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67" calcext:value-type="float">
            <text:p>314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02" calcext:value-type="float">
            <text:p>3050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head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58" calcext:value-type="float">
            <text:p>2845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95" calcext:value-type="float">
            <text:p>2369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07" calcext:value-type="float">
            <text:p>2360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47" calcext:value-type="float">
            <text:p>2264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dra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37" calcext:value-type="float">
            <text:p>1863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13" calcext:value-type="float">
            <text:p>1551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66" calcext:value-type="float">
            <text:p>1646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34" calcext:value-type="float">
            <text:p>1523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9" calcext:value-type="float">
            <text:p>862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shelv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wash bas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88" calcext:value-type="float">
            <text:p>1328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resser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9" calcext:value-type="float">
            <text:p>846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lender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9" calcext:value-type="float">
            <text:p>943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8" calcext:value-type="float">
            <text:p>986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4" calcext:value-type="float">
            <text:p>1154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52" calcext:value-type="float">
            <text:p>1255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ress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64" calcext:value-type="float">
            <text:p>4766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nity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43" calcext:value-type="float">
            <text:p>4364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45" calcext:value-type="float">
            <text:p>3614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52" calcext:value-type="float">
            <text:p>3535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bed sh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57" calcext:value-type="float">
            <text:p>2905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4" calcext:value-type="float">
            <text:p>107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86" calcext:value-type="float">
            <text:p>2168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55" calcext:value-type="float">
            <text:p>1855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ed sh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93" calcext:value-type="float">
            <text:p>1529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84" calcext:value-type="float">
            <text:p>4958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53" calcext:value-type="float">
            <text:p>2435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ciss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3" calcext:value-type="float">
            <text:p>1030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6" calcext:value-type="float">
            <text:p>532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0" calcext:value-type="float">
            <text:p>718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ra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donu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nity</text:p>
          </table:table-cell>
          <table:table-cell office:value-type="string" calcext:value-type="string">
            <text:p>bas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0" calcext:value-type="float">
            <text:p>1149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4" calcext:value-type="float">
            <text:p>559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athtub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9" calcext:value-type="float">
            <text:p>706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1" calcext:value-type="float">
            <text:p>627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70" calcext:value-type="float">
            <text:p>6327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ighchair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64" calcext:value-type="float">
            <text:p>3006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resser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31" calcext:value-type="float">
            <text:p>2443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60" calcext:value-type="float">
            <text:p>204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47" calcext:value-type="float">
            <text:p>1984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appl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62" calcext:value-type="float">
            <text:p>1356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bed sh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74" calcext:value-type="float">
            <text:p>1957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39" calcext:value-type="float">
            <text:p>1863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15" calcext:value-type="float">
            <text:p>1551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92" calcext:value-type="float">
            <text:p>1539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6" calcext:value-type="float">
            <text:p>1536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65" calcext:value-type="float">
            <text:p>1486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nk bed</text:p>
          </table:table-cell>
          <table:table-cell office:value-type="string" calcext:value-type="string">
            <text:p>bunk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95" calcext:value-type="float">
            <text:p>1959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desk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95" calcext:value-type="float">
            <text:p>1539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73" calcext:value-type="float">
            <text:p>1307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8" calcext:value-type="float">
            <text:p>1170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87" calcext:value-type="float">
            <text:p>1478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ub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6" calcext:value-type="float">
            <text:p>714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6" calcext:value-type="float">
            <text:p>1072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6" calcext:value-type="float">
            <text:p>1134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8" calcext:value-type="float">
            <text:p>1144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1" calcext:value-type="float">
            <text:p>618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23" calcext:value-type="float">
            <text:p>1872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43" calcext:value-type="float">
            <text:p>1274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8" calcext:value-type="float">
            <text:p>1525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lender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38" calcext:value-type="float">
            <text:p>159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66" calcext:value-type="float">
            <text:p>1766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35" calcext:value-type="float">
            <text:p>1793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tov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40" calcext:value-type="float">
            <text:p>3234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counter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36" calcext:value-type="float">
            <text:p>206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37" calcext:value-type="float">
            <text:p>3213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ram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47" calcext:value-type="float">
            <text:p>3434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bed co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78" calcext:value-type="float">
            <text:p>4487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67" calcext:value-type="float">
            <text:p>533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wooden le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4" calcext:value-type="float">
            <text:p>1203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4" calcext:value-type="float">
            <text:p>1124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bid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1" calcext:value-type="float">
            <text:p>1149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skill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0" calcext:value-type="float">
            <text:p>1083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athtub</text:p>
          </table:table-cell>
          <table:table-cell office:value-type="string" calcext:value-type="string">
            <text:p>washbas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ug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7" calcext:value-type="float">
            <text:p>515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7" calcext:value-type="float">
            <text:p>788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3" calcext:value-type="float">
            <text:p>1047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3" calcext:value-type="float">
            <text:p>1054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48" calcext:value-type="float">
            <text:p>3434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ed co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4" calcext:value-type="float">
            <text:p>1828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2" calcext:value-type="float">
            <text:p>2017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9" calcext:value-type="float">
            <text:p>222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02" calcext:value-type="float">
            <text:p>2230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49" calcext:value-type="float">
            <text:p>236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athtub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56" calcext:value-type="float">
            <text:p>2845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55" calcext:value-type="float">
            <text:p>2905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nity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29" calcext:value-type="float">
            <text:p>4132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ven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50" calcext:value-type="float">
            <text:p>3535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bed sh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98" calcext:value-type="float">
            <text:p>3619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55" calcext:value-type="float">
            <text:p>3765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1" calcext:value-type="float">
            <text:p>4000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nity</text:p>
          </table:table-cell>
          <table:table-cell office:value-type="string" calcext:value-type="string">
            <text:p>bathtu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30" calcext:value-type="float">
            <text:p>4023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01" calcext:value-type="float">
            <text:p>1630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41" calcext:value-type="float">
            <text:p>5464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69" calcext:value-type="float">
            <text:p>1726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5" calcext:value-type="float">
            <text:p>2220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42" calcext:value-type="float">
            <text:p>1394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helv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3" calcext:value-type="float">
            <text:p>707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36" calcext:value-type="float">
            <text:p>130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lamppo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7" calcext:value-type="float">
            <text:p>518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9" calcext:value-type="float">
            <text:p>506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0" calcext:value-type="float">
            <text:p>789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noodl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5" calcext:value-type="float">
            <text:p>857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9" calcext:value-type="float">
            <text:p>939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elv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6" calcext:value-type="float">
            <text:p>1061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5" calcext:value-type="float">
            <text:p>1259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wardrobe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9" calcext:value-type="float">
            <text:p>799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hu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76" calcext:value-type="float">
            <text:p>1277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7" calcext:value-type="float">
            <text:p>1828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51" calcext:value-type="float">
            <text:p>218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6" calcext:value-type="float">
            <text:p>2015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74" calcext:value-type="float">
            <text:p>1847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ird bath</text:p>
          </table:table-cell>
          <table:table-cell office:value-type="string" calcext:value-type="string">
            <text:p>fount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19" calcext:value-type="float">
            <text:p>1591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36" calcext:value-type="float">
            <text:p>172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kitchen cabin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05" calcext:value-type="float">
            <text:p>1630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60" calcext:value-type="float">
            <text:p>132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01" calcext:value-type="float">
            <text:p>2230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90" calcext:value-type="float">
            <text:p>2209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65" calcext:value-type="float">
            <text:p>4916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37" calcext:value-type="float">
            <text:p>2363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1" calcext:value-type="float">
            <text:p>236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ub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71" calcext:value-type="float">
            <text:p>2417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wine 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18" calcext:value-type="float">
            <text:p>2611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21" calcext:value-type="float">
            <text:p>2612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38" calcext:value-type="float">
            <text:p>265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43" calcext:value-type="float">
            <text:p>3934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31" calcext:value-type="float">
            <text:p>4693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27" calcext:value-type="float">
            <text:p>5702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72" calcext:value-type="float">
            <text:p>1317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17" calcext:value-type="float">
            <text:p>1321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7" calcext:value-type="float">
            <text:p>1138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6" calcext:value-type="float">
            <text:p>987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coffee 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lender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2" calcext:value-type="float">
            <text:p>508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1" calcext:value-type="float">
            <text:p>707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3" calcext:value-type="float">
            <text:p>714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3" calcext:value-type="float">
            <text:p>489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2" calcext:value-type="float">
            <text:p>950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lender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09" calcext:value-type="float">
            <text:p>236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32" calcext:value-type="float">
            <text:p>2473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12" calcext:value-type="float">
            <text:p>2431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06" calcext:value-type="float">
            <text:p>2230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35" calcext:value-type="float">
            <text:p>2273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okcase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30" calcext:value-type="float">
            <text:p>2273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okshelf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83" calcext:value-type="float">
            <text:p>2648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12" calcext:value-type="float">
            <text:p>2171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s</text:p>
          </table:table-cell>
          <table:table-cell office:value-type="string" calcext:value-type="string">
            <text:p>cupboard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37" calcext:value-type="float">
            <text:p>2493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easuring cup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00" calcext:value-type="float">
            <text:p>3270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86" calcext:value-type="float">
            <text:p>2648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08" calcext:value-type="float">
            <text:p>2650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mu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36" calcext:value-type="float">
            <text:p>290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21" calcext:value-type="float">
            <text:p>3302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22" calcext:value-type="float">
            <text:p>4552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okshelf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32" calcext:value-type="float">
            <text:p>5633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92" calcext:value-type="float">
            <text:p>5949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01" calcext:value-type="float">
            <text:p>6720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60" calcext:value-type="float">
            <text:p>184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irdbath</text:p>
          </table:table-cell>
          <table:table-cell office:value-type="string" calcext:value-type="string">
            <text:p>fount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7" calcext:value-type="float">
            <text:p>2015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9" calcext:value-type="float">
            <text:p>1247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50" calcext:value-type="float">
            <text:p>1715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killet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4" calcext:value-type="float">
            <text:p>65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flowerp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table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utting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cabinetr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ntertainment center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skill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utting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4" calcext:value-type="float">
            <text:p>786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1" calcext:value-type="float">
            <text:p>1083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ven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1" calcext:value-type="float">
            <text:p>114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6" calcext:value-type="float">
            <text:p>1144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7" calcext:value-type="float">
            <text:p>119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73" calcext:value-type="float">
            <text:p>1317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80" calcext:value-type="float">
            <text:p>1318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3" calcext:value-type="float">
            <text:p>987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34" calcext:value-type="float">
            <text:p>1593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17" calcext:value-type="float">
            <text:p>2121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11" calcext:value-type="float">
            <text:p>248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drin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59" calcext:value-type="float">
            <text:p>2235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5" calcext:value-type="float">
            <text:p>2127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25" calcext:value-type="float">
            <text:p>2122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69" calcext:value-type="float">
            <text:p>1956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4" calcext:value-type="float">
            <text:p>2022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u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8" calcext:value-type="float">
            <text:p>2015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65" calcext:value-type="float">
            <text:p>1856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19" calcext:value-type="float">
            <text:p>2911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62" calcext:value-type="float">
            <text:p>2526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lugg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90" calcext:value-type="float">
            <text:p>5129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47" calcext:value-type="float">
            <text:p>2934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06" calcext:value-type="float">
            <text:p>3190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31" calcext:value-type="float">
            <text:p>3213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51" calcext:value-type="float">
            <text:p>341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oth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93" calcext:value-type="float">
            <text:p>3829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69" calcext:value-type="float">
            <text:p>3916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22" calcext:value-type="float">
            <text:p>4022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ower curtai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94" calcext:value-type="float">
            <text:p>4449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30" calcext:value-type="float">
            <text:p>5023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resser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8" calcext:value-type="float">
            <text:p>162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s</text:p>
          </table:table-cell>
          <table:table-cell office:value-type="string" calcext:value-type="string">
            <text:p>ov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61" calcext:value-type="float">
            <text:p>5166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ovesea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35" calcext:value-type="float">
            <text:p>6503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ighchai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9" calcext:value-type="float">
            <text:p>165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1" calcext:value-type="float">
            <text:p>2020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4" calcext:value-type="float">
            <text:p>1602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2" calcext:value-type="float">
            <text:p>824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97" calcext:value-type="float">
            <text:p>1529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 top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lamppo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patula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2" calcext:value-type="float">
            <text:p>507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4" calcext:value-type="float">
            <text:p>668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wash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2" calcext:value-type="float">
            <text:p>867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6" calcext:value-type="float">
            <text:p>1154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55" calcext:value-type="float">
            <text:p>1405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bas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6" calcext:value-type="float">
            <text:p>924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51" calcext:value-type="float">
            <text:p>140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kitchen sin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49" calcext:value-type="float">
            <text:p>140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hand wa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71" calcext:value-type="float">
            <text:p>1257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shelv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61" calcext:value-type="float">
            <text:p>1356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 sheet</text:p>
          </table:table-cell>
          <table:table-cell office:value-type="string" calcext:value-type="string">
            <text:p>bed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6" calcext:value-type="float">
            <text:p>1080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r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6" calcext:value-type="float">
            <text:p>1071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2" calcext:value-type="float">
            <text:p>952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ix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22" calcext:value-type="float">
            <text:p>1882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6" calcext:value-type="float">
            <text:p>1617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33" calcext:value-type="float">
            <text:p>1853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49" calcext:value-type="float">
            <text:p>177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desk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67" calcext:value-type="float">
            <text:p>176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84" calcext:value-type="float">
            <text:p>1738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okshelf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07" calcext:value-type="float">
            <text:p>1720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ridge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72" calcext:value-type="float">
            <text:p>1447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6" calcext:value-type="float">
            <text:p>1610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18" calcext:value-type="float">
            <text:p>1591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23" calcext:value-type="float">
            <text:p>1562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oilet bowl</text:p>
          </table:table-cell>
          <table:table-cell office:value-type="string" calcext:value-type="string">
            <text:p>toilet se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32" calcext:value-type="float">
            <text:p>1503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48" calcext:value-type="float">
            <text:p>1404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hand wa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30" calcext:value-type="float">
            <text:p>2473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1" calcext:value-type="float">
            <text:p>230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64" calcext:value-type="float">
            <text:p>5466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60" calcext:value-type="float">
            <text:p>252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lugg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64" calcext:value-type="float">
            <text:p>2526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42" calcext:value-type="float">
            <text:p>2824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nity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54" calcext:value-type="float">
            <text:p>290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53" calcext:value-type="float">
            <text:p>3135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69" calcext:value-type="float">
            <text:p>3146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41" calcext:value-type="float">
            <text:p>3234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nity</text:p>
          </table:table-cell>
          <table:table-cell office:value-type="string" calcext:value-type="string">
            <text:p>counter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06" calcext:value-type="float">
            <text:p>3380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65" calcext:value-type="float">
            <text:p>3456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53" calcext:value-type="float">
            <text:p>3765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72" calcext:value-type="float">
            <text:p>4367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nity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09" calcext:value-type="float">
            <text:p>536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ower curtain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64" calcext:value-type="float">
            <text:p>6116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31" calcext:value-type="float">
            <text:p>1393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35" calcext:value-type="float">
            <text:p>1393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be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66" calcext:value-type="float">
            <text:p>1366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ub</text:p>
          </table:table-cell>
          <table:table-cell office:value-type="string" calcext:value-type="string">
            <text:p>washbas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j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ntertainment center</text:p>
          </table:table-cell>
          <table:table-cell office:value-type="string" calcext:value-type="string">
            <text:p>dress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resser</text:p>
          </table:table-cell>
          <table:table-cell office:value-type="string" calcext:value-type="string">
            <text:p>entertainment cen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orang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87" calcext:value-type="float">
            <text:p>1328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5" calcext:value-type="float">
            <text:p>577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worksp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9" calcext:value-type="float">
            <text:p>80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8" calcext:value-type="float">
            <text:p>1124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idet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70" calcext:value-type="float">
            <text:p>1107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tir fr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5" calcext:value-type="float">
            <text:p>1106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5" calcext:value-type="float">
            <text:p>862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4" calcext:value-type="float">
            <text:p>857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9" calcext:value-type="float">
            <text:p>986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0" calcext:value-type="float">
            <text:p>77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hai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floor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6" calcext:value-type="float">
            <text:p>77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9" calcext:value-type="float">
            <text:p>771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be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recli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oilet seat</text:p>
          </table:table-cell>
          <table:table-cell office:value-type="string" calcext:value-type="string">
            <text:p>toilet 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01" calcext:value-type="float">
            <text:p>2030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82" calcext:value-type="float">
            <text:p>2538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washbas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77" calcext:value-type="float">
            <text:p>2467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26" calcext:value-type="float">
            <text:p>2362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16" calcext:value-type="float">
            <text:p>2181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66" calcext:value-type="float">
            <text:p>2086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53" calcext:value-type="float">
            <text:p>1535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nity</text:p>
          </table:table-cell>
          <table:table-cell office:value-type="string" calcext:value-type="string">
            <text:p>hand wa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03" calcext:value-type="float">
            <text:p>1790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boo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07" calcext:value-type="float">
            <text:p>1780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76" calcext:value-type="float">
            <text:p>1727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38" calcext:value-type="float">
            <text:p>172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89" calcext:value-type="float">
            <text:p>1698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led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55" calcext:value-type="float">
            <text:p>1545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99" calcext:value-type="float">
            <text:p>2769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72" calcext:value-type="float">
            <text:p>2607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utch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0" calcext:value-type="float">
            <text:p>400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11" calcext:value-type="float">
            <text:p>279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14" calcext:value-type="float">
            <text:p>2791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62" calcext:value-type="float">
            <text:p>3226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77" calcext:value-type="float">
            <text:p>3367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38" calcext:value-type="float">
            <text:p>339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41" calcext:value-type="float">
            <text:p>3784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head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22" calcext:value-type="float">
            <text:p>4472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rail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97" calcext:value-type="float">
            <text:p>4519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61" calcext:value-type="float">
            <text:p>4566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98" calcext:value-type="float">
            <text:p>4649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88" calcext:value-type="float">
            <text:p>4868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84" calcext:value-type="float">
            <text:p>4918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89" calcext:value-type="float">
            <text:p>5558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29" calcext:value-type="float">
            <text:p>1482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33" calcext:value-type="float">
            <text:p>1503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53" calcext:value-type="float">
            <text:p>1545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1" calcext:value-type="float">
            <text:p>142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2" calcext:value-type="float">
            <text:p>759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78" calcext:value-type="float">
            <text:p>1417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spread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sculp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lace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4" calcext:value-type="float">
            <text:p>638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2" calcext:value-type="float">
            <text:p>668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2" calcext:value-type="float">
            <text:p>757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6" calcext:value-type="float">
            <text:p>800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utch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4" calcext:value-type="float">
            <text:p>988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6" calcext:value-type="float">
            <text:p>82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28" calcext:value-type="float">
            <text:p>1382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offee 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76" calcext:value-type="float">
            <text:p>1327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68" calcext:value-type="float">
            <text:p>1326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8" calcext:value-type="float">
            <text:p>1247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drap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7" calcext:value-type="float">
            <text:p>1108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stir fr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02" calcext:value-type="float">
            <text:p>1290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9" calcext:value-type="float">
            <text:p>983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6" calcext:value-type="float">
            <text:p>959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worksp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2" calcext:value-type="float">
            <text:p>910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7" calcext:value-type="float">
            <text:p>862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6" calcext:value-type="float">
            <text:p>862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14" calcext:value-type="float">
            <text:p>2391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10" calcext:value-type="float">
            <text:p>192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bathtu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10" calcext:value-type="float">
            <text:p>239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87" calcext:value-type="float">
            <text:p>2328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68" calcext:value-type="float">
            <text:p>2196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counter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2" calcext:value-type="float">
            <text:p>2100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92" calcext:value-type="float">
            <text:p>2029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9" calcext:value-type="float">
            <text:p>2021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arm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84" calcext:value-type="float">
            <text:p>1838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40" calcext:value-type="float">
            <text:p>1894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13" calcext:value-type="float">
            <text:p>1891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52" calcext:value-type="float">
            <text:p>1875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43" calcext:value-type="float">
            <text:p>1874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85" calcext:value-type="float">
            <text:p>1838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3" calcext:value-type="float">
            <text:p>1834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home-to-annotate'.A1:'home-to-annotate'.AMJ1048576" table:contains-header="false">
          <table:sort>
            <table:sort-by table:field-number="1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0/00/0000</text:date>, <text:time style:data-style-name="N2" text:time-value="16:47:38.8363485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8T16:40:30.716167893</dc:date>
    <meta:editing-duration>PT35M49S</meta:editing-duration>
    <meta:editing-cycles>9</meta:editing-cycles>
    <meta:generator>LibreOffice/5.3.3.2$MacOSX_X86_64 LibreOffice_project/3d9a8b4b4e538a85e0782bd6c2d430bafe583448</meta:generator>
    <meta:document-statistic meta:table-count="1" meta:cell-count="12213" meta:object-count="0"/>
  </office:meta>
</office:document-meta>
</file>